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presentante comercial de Recorrência.</text:p>
      <text:p text:style-name="Standard">O Representante comercial de Recorrência terá como objetivo trazer cliente de compra de recorrência, portanto sua comição será também baseado na recorrência. Ou seja, o representante comercial de recorrência ao cadastrar um novo cliente em sua base de dados, o cliente vai ter um usuário e senha para realizar as compras pelo site. Então a cada compra que o cliente realizar e finalizar o pagamento o representante comercial vai ganhar 3% de comição. Entretanto a cada compra que cliente compra o representante ganha também. A intenção é fazer com que o representante tenha bastante clientes em sua base de dados.</text:p>
      <text:p text:style-name="Standard"/>
      <text:p text:style-name="Standard">Os produtos de venda para os representantes comercial somente será os congelados e bandej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heus </meta:initial-creator>
    <meta:creation-date>2018-05-26T11:32:44.11</meta:creation-date>
    <meta:document-statistic meta:table-count="0" meta:image-count="0" meta:object-count="0" meta:page-count="1" meta:paragraph-count="3" meta:word-count="118" meta:character-count="744"/>
    <dc:date>2018-05-26T13:57:07.99</dc:date>
    <dc:creator>matheus </dc:creator>
    <meta:editing-duration>PT2H9M13S</meta:editing-duration>
    <meta:editing-cycles>1</meta:editing-cycles>
    <meta:generator>OpenOffice/4.1.5$Win32 OpenOffice.org_project/415m1$Build-9789</meta:generator>
  </office:meta>
</office:document-meta>
</file>